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Lohit Hindi1" svg:font-family="'Lohit Hindi'"/>
    <style:font-face style:name="OpenSymbol" svg:font-family="OpenSymbol"/>
    <style:font-face style:name="Courier 10 Pitch" svg:font-family="'Courier 10 Pitch'" style:font-pitch="fixed"/>
    <style:font-face style:name="Courier 10 Pitch1"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528in" style:rel-column-width="2392*"/>
    </style:style>
    <style:style style:name="Table1.B" style:family="table-column">
      <style:table-column-properties style:column-width="2.9271in" style:rel-column-width="27700*"/>
    </style:style>
    <style:style style:name="Table1.C" style:family="table-column">
      <style:table-column-properties style:column-width="3.7451in" style:rel-column-width="3544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4" style:family="table-cell">
      <style:table-cell-properties fo:padding="0.0382in" fo:border-left="none"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2528in" style:rel-column-width="2392*"/>
    </style:style>
    <style:style style:name="Table2.B" style:family="table-column">
      <style:table-column-properties style:column-width="2.9271in" style:rel-column-width="27700*"/>
    </style:style>
    <style:style style:name="Table2.C" style:family="table-column">
      <style:table-column-properties style:column-width="3.7451in" style:rel-column-width="3544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background-color="#ffff00"/>
    </style:style>
    <style:style style:name="P3" style:family="paragraph" style:parent-style-name="Preformatted_20_Text">
      <style:text-properties style:font-name="Courier 10 Pitch" fo:font-size="8pt" style:font-size-asian="8pt" style:font-size-complex="8pt"/>
    </style:style>
    <style:style style:name="P4" style:family="paragraph" style:parent-style-name="Preformatted_20_Text">
      <style:text-properties fo:font-weight="normal" style:font-weight-asian="normal" style:font-weight-complex="normal"/>
    </style:style>
    <style:style style:name="P5" style:family="paragraph" style:parent-style-name="Code">
      <style:text-properties fo:font-weight="normal" style:font-weight-asian="normal" style:font-weight-complex="normal"/>
    </style:style>
    <style:style style:name="P6" style:family="paragraph" style:parent-style-name="Preformatted_20_Text" style:list-style-name="L1"/>
    <style:style style:name="P7" style:family="paragraph" style:parent-style-name="Preformatted_20_Text" style:list-style-name="L2"/>
    <style:style style:name="P8" style:family="paragraph" style:parent-style-name="Preformatted_20_Text" style:list-style-name="L2">
      <style:text-properties fo:background-color="#ffff00"/>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list-style-name="L3">
      <style:text-properties fo:font-weight="normal" style:font-weight-asian="normal" style:font-weight-complex="normal"/>
    </style:style>
    <style:style style:name="P11" style:family="paragraph" style:parent-style-name="Preformatted_20_Text" style:list-style-name="L4">
      <style:text-properties fo:font-weight="normal" style:font-weight-asian="normal" style:font-weight-complex="normal"/>
    </style:style>
    <style:style style:name="P12" style:family="paragraph" style:parent-style-name="Preformatted_20_Text">
      <style:text-properties fo:font-weight="bold" style:font-weight-asian="bold" style:font-weight-complex="bold"/>
    </style:style>
    <style:style style:name="P13" style:family="paragraph" style:parent-style-name="Preformatted_20_Text" style:list-style-name="L5"/>
    <style:style style:name="P14" style:family="paragraph" style:parent-style-name="Preformatted_20_Text" style:list-style-name="L6"/>
    <style:style style:name="P15" style:family="paragraph" style:parent-style-name="Preformatted_20_Text" style:list-style-name="L7"/>
    <style:style style:name="P16" style:family="paragraph" style:parent-style-name="Preformatted_20_Text" style:list-style-name="L9"/>
    <style:style style:name="P17" style:family="paragraph" style:parent-style-name="Code">
      <style:text-properties fo:font-weight="bold" style:font-weight-asian="bold" style:font-weight-complex="bold"/>
    </style:style>
    <style:style style:name="P18" style:family="paragraph" style:parent-style-name="Code">
      <style:text-properties fo:font-weight="normal" style:font-weight-asian="normal" style:font-weight-complex="normal"/>
    </style:style>
    <style:style style:name="P19" style:family="paragraph" style:parent-style-name="Code">
      <style:paragraph-properties fo:padding="0in" fo:border="none" style:shadow="none"/>
    </style:style>
    <style:style style:name="P20" style:family="paragraph" style:parent-style-name="Code">
      <style:paragraph-properties fo:margin-top="0in" fo:margin-bottom="0in" fo:padding="0in" fo:border="none" style:shadow="none"/>
      <style:text-properties style:font-name="Liberation Serif1" fo:font-size="10pt" style:font-name-asian="Liberation Serif1" style:font-size-asian="10pt" style:font-name-complex="Liberation Serif1" style:font-size-complex="10pt"/>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T7" style:family="text">
      <style:text-properties fo:color="#999999"/>
    </style:style>
    <style:style style:name="T8" style:family="text">
      <style:text-properties fo:color="#999999" fo:font-weight="bold" style:font-weight-asian="bold" style:font-weight-complex="bold"/>
    </style:style>
    <style:style style:name="T9" style:family="text">
      <style:text-properties fo:background-color="#e6e6f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reformatted_20_Text"/>
      <text:p text:style-name="Preformatted_20_Text">The goal of sslcaudit project is to develop a tool for off-line MITM testing of any SSL/TLS clients (not necessary HTTPS), suitable for professional use. I am tired of messing around with openssl and socat and want a tool which makes a security audit of an SSL client (a thick client, a mobile device, an appliance, etc) less labor-intensive.</text:p>
      <text:p text:style-name="Preformatted_20_Text"/>
      <text:p text:style-name="P4">This document contains necessary background information, explanations of how the tool works, and several examples. It is written for sslcaudit version 1.0rc1.</text:p>
      <text:p text:style-name="P1"/>
      <text:p text:style-name="P1">HISTORY</text:p>
      <text:p text:style-name="Preformatted_20_Text"/>
      <text:p text:style-name="Preformatted_20_Text">Security properties and common implementation flaws in SSL/TLS servers are well understood and documented [WIKI-TLS, SCANIT-SSL, OWASP-TLS]. There is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contains a good overview of common implementation flaws in SSL clients. The authors of that presentation have published an online testing service [SSLTEST] suitable for testing web browsers.</text:p>
      <text:p text:style-name="Preformatted_20_Text"/>
      <text:p text:style-name="P1">WHAT WE TEST FOR</text:p>
      <text:p text:style-name="Preformatted_20_Text"/>
      <text:p text:style-name="Preformatted_20_Text">To assess security of SSL/TLS clients we have to check:</text:p>
      <text:list xml:id="list957650165" text:style-name="L1">
        <text:list-item>
          <text:p text:style-name="P6">what server certificates it trusts enough to fully establish a connection,</text:p>
        </text:list-item>
        <text:list-item>
          <text:p text:style-name="P6">what flavors of SSL protocol the client supports</text:p>
        </text:list-item>
      </text:list>
      <text:p text:style-name="Preformatted_20_Text"/>
      <text:p text:style-name="Preformatted_20_Text">Behavior related to server certificate validation:</text:p>
      <table:table table:name="Table1" table:style-name="Table1">
        <table:table-column table:style-name="Table1.A"/>
        <table:table-column table:style-name="Table1.B"/>
        <table:table-column table:style-name="Table1.C"/>
        <table:table-row>
          <table:table-cell table:style-name="Table1.A1" office:value-type="string">
            <text:p text:style-name="Preformatted_20_Text">C1</text:p>
          </table:table-cell>
          <table:table-cell table:style-name="Table1.B1" office:value-type="string">
            <text:p text:style-name="Preformatted_20_Text">Reject self-signed certificates or certificates not signed by a trusted CA</text:p>
          </table:table-cell>
          <table:table-cell table:style-name="Table1.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1.A2" office:value-type="string">
            <text:p text:style-name="Preformatted_20_Text">C2</text:p>
          </table:table-cell>
          <table:table-cell table:style-name="Table1.B2" office:value-type="string">
            <text:p text:style-name="Preformatted_20_Text">Validate basic constraints of intermediate CAs</text:p>
          </table:table-cell>
          <table:covered-table-cell/>
        </table:table-row>
        <table:table-row>
          <table:table-cell table:style-name="Table1.A2" office:value-type="string">
            <text:p text:style-name="Preformatted_20_Text">C3</text:p>
          </table:table-cell>
          <table:table-cell table:style-name="Table1.B2" office:value-type="string">
            <text:p text:style-name="Preformatted_20_Text">Only accept server certificate with CN matching an intended destination</text:p>
          </table:table-cell>
          <table:covered-table-cell/>
        </table:table-row>
        <table:table-row>
          <table:table-cell table:style-name="Table1.A2" office:value-type="string">
            <text:p text:style-name="Preformatted_20_Text">C4</text:p>
          </table:table-cell>
          <table:table-cell table:style-name="Table1.B2" office:value-type="string">
            <text:p text:style-name="Preformatted_20_Text">Do not accept expired and revoked certificates</text:p>
          </table:table-cell>
          <table:table-cell table:style-name="Table1.C4" office:value-type="string">
            <text:p text:style-name="Preformatted_20_Text">Testing for or exploitation of C4 has a prerequisite of attacker being able to obtain a legitimate, but expire or revoked certificate for the server or intermediate/root CA. Some SSL clients (especially embedded ones) don't have reliable clock source nor CRL/OSCP support all by design.</text:p>
          </table:table-cell>
        </table:table-row>
        <table:table-row>
          <table:table-cell table:style-name="Table1.A2" office:value-type="string">
            <text:p text:style-name="Preformatted_20_Text">C5</text:p>
          </table:table-cell>
          <table:table-cell table:style-name="Table1.B2" office:value-type="string">
            <text:p text:style-name="Preformatted_20_Text">Do not be fooled by NUL-character in CN.</text:p>
          </table:table-cell>
          <table:table-cell table:style-name="Table1.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P1</text:p>
          </table:table-cell>
          <table:table-cell table:style-name="Table2.B1" office:value-type="string">
            <text:p text:style-name="Preformatted_20_Text">Do not support SSLv2 (version/cipher downgrade)</text:p>
          </table:table-cell>
          <table:table-cell table:style-name="Table2.C1" office:value-type="string">
            <text:p text:style-name="Preformatted_20_Text">A failure to implement P1 leads to theoretical possibility of cipher downgrade attacks. <text:span text:style-name="T1">To our knowledge practical exploitation is very tricky, no free or commercial tool exist (XXX-TBC).</text:span></text:p>
          </table:table-cell>
        </table:table-row>
        <table:table-row>
          <table:table-cell table:style-name="Table2.A2" office:value-type="string">
            <text:p text:style-name="Preformatted_20_Text">P2</text:p>
          </table:table-cell>
          <table:table-cell table:style-name="Table2.B2" office:value-type="string">
            <text:p text:style-name="Preformatted_20_Text">Do not support SSL and TLS 1.0 (CBC attack)</text:p>
          </table:table-cell>
          <table:table-cell table:style-name="Table2.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2.A2" office:value-type="string">
            <text:p text:style-name="Preformatted_20_Text">P3</text:p>
          </table:table-cell>
          <table:table-cell table:style-name="Table2.B2" office:value-type="string">
            <text:p text:style-name="Preformatted_20_Text">Do not support weak key exchange protocols, low key lengths, low ciphers strengths</text:p>
          </table:table-cell>
          <table:table-cell table:style-name="Table2.C2" office:value-type="string">
            <text:p text:style-name="P2">If strong ciphers are supported by the peers, the presence of weak ones is only exploitable via cipher downgrade attack (XXX-TBC).</text:p>
          </table:table-cell>
        </table:table-row>
      </table:table>
      <text:p text:style-name="Preformatted_20_Text"/>
      <text:p text:style-name="Preformatted_20_Text">Testing for C1-C3 is already implemented in v1.0. Checking C4, C5, and protocol-level tests will come in v1.1.</text:p>
      <text:p text:style-name="Preformatted_20_Text"/>
      <text:p text:style-name="Preformatted_20_Text"><text:soft-page-break/>Just for completeness, there are two other attacks having an impact on SSL/TLS clients:</text:p>
      <text:list xml:id="list2033473845" text:style-name="L2">
        <text:list-item>
          <text:p text:style-name="P8">"SSL 3.0/TLS 1.0 renegotiation attack" [TLS-RENEG], but has no client-visible side effects, (XXX-TBC)</text:p>
        </text:list-item>
        <text:list-item>
          <text:p text:style-name="P7">Another related (but not SSL/TLS-specific) attack is [OSCP-ATTACK], not testing for it.</text:p>
        </text:list-item>
      </text:list>
      <text:p text:style-name="Preformatted_20_Text"/>
      <text:p text:style-name="Preformatted_20_Text"><text:span text:style-name="T2">HOW TO USE THE TOOL</text:span></text:p>
      <text:p text:style-name="Preformatted_20_Text"/>
      <text:p text:style-name="P1">Installation</text:p>
      <text:p text:style-name="P4"/>
      <text:p text:style-name="P4">There is no procedure for installation yet. Just </text:p>
      <text:list xml:id="list181588308" text:style-name="L3">
        <text:list-item>
          <text:p text:style-name="P10">grab the tarball from https://github.com/grwl/sslcaudit/downloads and unpack </text:p>
        </text:list-item>
        <text:list-item>
          <text:p text:style-name="P10">cd into the top level directory and run './sslcaudit -h' </text:p>
        </text:list-item>
      </text:list>
      <text:p text:style-name="P4"/>
      <text:p text:style-name="P1">Test setup</text:p>
      <text:p text:style-name="Preformatted_20_Text"/>
      <text:p text:style-name="Preformatted_20_Text">To use sslcaudit, a pentester has to convince the client under test to establish a series of connection to the listener</text:p>
      <text:p text:style-name="Preformatted_20_Text">of sslcaudit. This can be done in number of ways which are outside of the scope of this document. Sslcaudit plays a role</text:p>
      <text:p text:style-name="Preformatted_20_Text">of a rogue SSL/TLS server, presenting a client with various certificates and logging the outcome of the tests.</text:p>
      <text:p text:style-name="Preformatted_20_Text"/>
      <text:p text:style-name="Preformatted_20_Text">Below we will consider four examples showing how sslcaudit helps testing behavior of SSL clients. Note that sslcaudit does not (yet) do any risk assessment. Instead it displays information about what certificate configuration have been tried and what was observed. It is up to the user to make conclusions.</text:p>
      <text:p text:style-name="Preformatted_20_Text"/>
      <text:p text:style-name="P1">Example 1: A client who verifies nothing</text:p>
      <text:p text:style-name="Preformatted_20_Text"/>
      <text:p text:style-name="P4">Open two terminal windows. In one window run 'sslcaudit'.</text:p>
      <text:p text:style-name="Code">$ <text:span text:style-name="T2">./sslcaudit</text:span><text:span text:style-name="T4"> </text:span></text:p>
      <text:p text:style-name="Preformatted_20_Text">By default it listens on all interfaces on port 8443.</text:p>
      <text:p text:style-name="Preformatted_20_Text"/>
      <text:p text:style-name="Preformatted_20_Text">In another terminal run openssl to connect to sslcaudit.</text:p>
      <text:p text:style-name="Code">$ <text:span text:style-name="T2">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4"/>
      <text:p text:style-name="P4">In the first terminal you will see a the result of the test.</text:p>
      <text:p text:style-name="Code"><text:span text:style-name="T7">$ </text:span><text:span text:style-name="T8">./sslcaudit</text:span><text:span text:style-name="T4"> </text:span></text:p>
      <text:p text:style-name="P5">127.0.0.1:58375 <text:s/>sslcert(('nonexistent.gremwell.com', 'SELF')) <text:s text:c="15"/><text:span text:style-name="T9">connected, got nothing in 2.997s</text:span></text:p>
      <text:p text:style-name="P4"/>
      <text:p text:style-name="P4">This basically says:</text:p>
      <text:list xml:id="list1602876862" text:style-name="L4">
        <text:list-item>
          <text:p text:style-name="P11">a connection was received from 127.0.0.1:58375</text:p>
        </text:list-item>
        <text:list-item>
          <text:p text:style-name="P11">the connection was handled by sslcert module, using a self-signed certificate with CN=nonexistent.gremwell.com</text:p>
        </text:list-item>
        <text:list-item>
          <text:p text:style-name="P11">SSL connection was established successfully, but the client has sent nothing (because we have feed nothing to s_client)</text:p>
        </text:list-item>
      </text:list>
      <text:p text:style-name="P4"/>
      <text:p text:style-name="P1">Example 2: A client who verifies the chain of trust</text:p>
      <text:p text:style-name="P1"/>
      <text:p text:style-name="P4">Now do the same as above, but use socat instead of openssl. Socat validates server certificates by default and will not connect to an arbitrary peer.</text:p>
      <text:p text:style-name="P17">$ socat - OPENSSL:localhost:8443 </text:p>
      <text:p text:style-name="Code">2012/05/01 10:50:50 socat[18692] E SSL_connect(): error:14090086:SSL routines:SSL3_GET_SERVER_CERTIFICATE:certificate verify failed</text:p>
      <text:p text:style-name="P4"/>
      <text:p text:style-name="P4">On the side of sslcaudit we can see:</text:p>
      <text:p text:style-name="Code">$ <text:span text:style-name="T2">./sslcaudit</text:span></text:p>
      <text:p text:style-name="P5">127.0.0.1:52749 <text:s text:c="7"/>sslcert(('nonexistent.gremwell.com', 'SELF')) <text:s text:c="25"/><text:span text:style-name="T9">tlsv1 alert unknown ca</text:span></text:p>
      <text:p text:style-name="P4"/>
      <text:p text:style-name="P4">Again:</text:p>
      <text:list xml:id="list84310756" text:continue-numbering="true" text:style-name="L4">
        <text:list-item>
          <text:p text:style-name="P11">a connection was received from 127.0.0.1:527</text:p>
        </text:list-item>
        <text:list-item>
          <text:p text:style-name="P11"><text:soft-page-break/>the connection was handled by sslcert module, using a self-signed certificate with CN=nonexistent.gremwell.com</text:p>
        </text:list-item>
        <text:list-item>
          <text:p text:style-name="P11">SSL connection setup has failed</text:p>
        </text:list-item>
      </text:list>
      <text:p text:style-name="P4"/>
      <text:p text:style-name="P1">Example 3: A client who validates trust of chain, but ignores CN mismatch</text:p>
      <text:p text:style-name="P4"/>
      <text:p text:style-name="Preformatted_20_Text"><text:span text:style-name="T4">Let's take <text:s/>a more complicated example of testing a thick client. We will simulate a situation when</text:span></text:p>
      <text:list xml:id="list1825977401" text:style-name="L9">
        <text:list-item>
          <text:p text:style-name="P16"><text:span text:style-name="T4">the client runs on a host under our control,</text:span></text:p>
        </text:list-item>
        <text:list-item>
          <text:p text:style-name="P16"><text:span text:style-name="T4">we have already created a test CA and imported it into the list of trusted CAs on the client host,</text:span></text:p>
        </text:list-item>
        <text:list-item>
          <text:p text:style-name="P16"><text:span text:style-name="T4">we know that the client originally communicates with 62.213.200.252:443 server</text:span></text:p>
        </text:list-item>
      </text:list>
      <text:p text:style-name="Preformatted_20_Text"><text:span text:style-name="T4"/></text:p>
      <text:p text:style-name="Preformatted_20_Text"><text:span text:style-name="T4">To simulate the client side we will use socat in a loop (doc/example3-client-openssl.sh).</text:span></text:p>
      <text:p text:style-name="Code"><text:span text:style-name="T4">$ </text:span><text:span text:style-name="T2">for _ in `seq 1 4` ; do socat - OPENSSL:localhost:8443,cafile=/home/abb/certs/sslcaudit-test-cacert.pem ; done</text:span></text:p>
      <text:p text:style-name="P5">2012/05/01 11:24:37 socat[19110] E SSL_connect(): error:14090086:SSL routines:SSL3_GET_SERVER_CERTIFICATE:certificate verify failed</text:p>
      <text:p text:style-name="P5">2012/05/01 11:24:37 socat[19112] E SSL_connect(): error:14090086:SSL routines:SSL3_GET_SERVER_CERTIFICATE:certificate verify failed</text:p>
      <text:p text:style-name="Preformatted_20_Text"><text:span text:style-name="T4"/></text:p>
      <text:p text:style-name="Preformatted_20_Text"><text:span text:style-name="T4">We tell sslcaudit to use the test CA and the certificate of the remote server (doc/example3-server.sh):</text:span></text:p>
      <text:p text:style-name="Code"><text:span text:style-name="T4">$ </text:span><text:span text:style-name="T2">./sslcaudit --user-ca-cert \</text:span></text:p>
      <text:p text:style-name="Code"><text:span text:style-name="T2"><text:tab/>~/certs/sslcaudit-test-cacert.pem \</text:span></text:p>
      <text:p text:style-name="Code"><text:span text:style-name="T2"><text:tab/>--user-ca-key ~/certs/sslcaudit-test-cakey.pem \</text:span></text:p>
      <text:p text:style-name="Code"><text:span text:style-name="T2"><text:tab/>--server 62.213.200.252:443</text:span></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9">connected, got nothing in 2.999s</text:span></text:p>
      <text:p text:style-name="Code">127.0.0.1:58355 <text:s/>sslcert(('brufeprd1.hackingmachines.com', 'sslcaudit-test')) <text:span text:style-name="T9">connected, got nothing in 2.996s</text:span></text:p>
      <text:p text:style-name="Preformatted_20_Text">As expected, socat rejects self-signed certificate, but trusts the test CA. We can see that it knows nothing about CN validation, and happily accepts any CN.</text:p>
      <text:p text:style-name="Preformatted_20_Text"/>
      <text:p text:style-name="P1">Example 4: A client who verifies both the chain of trust and CN</text:p>
      <text:p text:style-name="Preformatted_20_Text"/>
      <text:p text:style-name="Preformatted_20_Text">We can use curl to simulate the behavior of a proper SSL client, validating both the chain of trust and CN. To simplify the simulation we have edited our /etc/hosts to resolve brufeprd1.hackingmachines.com into 127.0.0.1 (not shown here).</text:p>
      <text:p text:style-name="Preformatted_20_Text"/>
      <text:p text:style-name="Preformatted_20_Text">Run curl in a loop (<text:span text:style-name="T4">doc/example4-client-curl.sh</text:span>):</text:p>
      <text:p text:style-name="P5">$ <text:bookmark-start text:name="__DdeLink__523_913399351"/><text:bookmark-start text:name="__DdeLink__520_913399351"/><text:span text:style-name="T2">for _ in `seq 1 4` ; do curl --cacert /home/abb/certs/sslcaudit-test-cacert.pem https://localhost:8443/ ; done</text:span><text:bookmark-end text:name="__DdeLink__523_913399351"/><text:bookmark-end text:name="__DdeLink__520_913399351"/></text:p>
      <text:p text:style-name="P5">curl: (60) SSL certificate problem, verify that the CA cert is OK. Details:</text:p>
      <text:p text:style-name="P5">curl: (60) SSL certificate problem, verify that the CA cert is OK. Details:</text:p>
      <text:p text:style-name="P5">curl: (51) SSL: certificate subject name 'nonexistent.gremwell.com' does not match target host name 'brufeprd1.hackingmachines.com'</text:p>
      <text:p text:style-name="P5">curl: (52) Empty reply from server</text:p>
      <text:p text:style-name="Preformatted_20_Text"/>
      <text:p text:style-name="Preformatted_20_Text">Sslcaudit is invoked exacly like in the previous example (<text:span text:style-name="T4">doc/example3-server.sh</text:span>).</text:p>
      <text:p text:style-name="Code">$ <text:span text:style-name="T2">./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9">connected, got EOF after 0.000686s</text:span></text:p>
      <text:p text:style-name="Code">127.0.0.1:58473 <text:s/>sslcert(('brufeprd1.hackingmachines.com', 'sslcaudit-test')) <text:span text:style-name="T9">connected, got 175 octets after</text:span> 0.000894s</text:p>
      <text:p text:style-name="Preformatted_20_Text"/>
      <text:p text:style-name="Preformatted_20_Text"><text:span text:style-name="T2">SERVER CERTIFICATE VALIDATION TESTS</text:span></text:p>
      <text:p text:style-name="Preformatted_20_Text"/>
      <text:p text:style-name="Preformatted_20_Text">Sslcaudit starts with a user-supplied certificate, if provided with --user-cert parameter. An unprotected private key must be provided as well with --user-key parameter.</text:p>
      <text:p text:style-name="Preformatted_20_Text"/>
      <text:p text:style-name="Preformatted_20_Text">Next, sslcaudit automatically generates certificates with the following properties:</text:p>
      <text:p text:style-name="Preformatted_20_Text"/>
      <text:list xml:id="list1118400264" text:style-name="L5">
        <text:list-item>
          <text:p text:style-name="P13">With hardcoded CN (nonexistent.gremwell.com). Can be disabled with --no-default-cn</text:p>
        </text:list-item>
        <text:list-item>
          <text:p text:style-name="P13">With user-specified CN, if any. Use --user-cn=</text:p>
        </text:list-item>
        <text:list-item>
          <text:p text:style-name="P13">Matching attributes of a certificate fetched from from user-specified SSL/TLS server. To enable use --server HOST:PORT.</text:p>
        </text:list-item>
      </text:list>
      <text:p text:style-name="Preformatted_20_Text"/>
      <text:p text:style-name="Preformatted_20_Text">Each certificate will be signed in the following ways:</text:p>
      <text:p text:style-name="Preformatted_20_Text"><text:soft-page-break/></text:p>
      <text:list xml:id="list1213007840" text:style-name="L6">
        <text:list-item>
          <text:p text:style-name="P14">Self-signed. To disable, specify –no-self-signed.</text:p>
        </text:list-item>
        <text:list-item>
          <text:p text:style-name="P14">Signed by the user-supplied certificate (--user-cert / --user-key). To disable use –no-user-cert-signed.</text:p>
        </text:list-item>
        <text:list-item>
          <text:p text:style-name="P14">Signed by the user-supplied CA (--user-ca-cert / --user-ca-key).</text:p>
        </text:list-item>
      </text:list>
      <text:p text:style-name="Preformatted_20_Text"/>
      <text:p text:style-name="Preformatted_20_Text">This way, sslcaudit will use between 1 and 10 certificates.</text:p>
      <text:p text:style-name="Preformatted_20_Text"/>
      <text:p text:style-name="P1">TESTING FOR PROTOCOL VERSION AND CIPHER SUPPORT</text:p>
      <text:p text:style-name="Preformatted_20_Text"/>
      <text:p text:style-name="Preformatted_20_Text">Will come in v1.1. The functionality will be similar to sslaudit [SSLAUDIT], but backwards.</text:p>
      <text:p text:style-name="Preformatted_20_Text"/>
      <text:p text:style-name="P1">COMMAND LINE PARAMETERS</text:p>
      <text:p text:style-name="Preformatted_20_Text"/>
      <text:p text:style-name="Preformatted_20_Text">Run 'sslcaudit -h' to get this:</text:p>
      <text:p text:style-name="Preformatted_20_Text"/>
      <text:p text:style-name="P3"><text:s text:c="2"/>--version <text:s text:c="12"/>show program's version number and exit </text:p>
      <text:p text:style-name="P3"><text:s text:c="2"/>-h, --help <text:s text:c="11"/>show this help message and exit </text:p>
      <text:p text:style-name="P3"><text:s text:c="2"/>-l LISTEN_ADDR <text:s text:c="7"/>Listening port </text:p>
      <text:p text:style-name="P3"><text:s text:c="2"/>-p LISTEN_PORT <text:s text:c="7"/>Listening port </text:p>
      <text:p text:style-name="P3"><text:s text:c="2"/>-m MODULE <text:s text:c="12"/>Audit module (sslcert by default) </text:p>
      <text:p text:style-name="P3"><text:s text:c="2"/>-d DEBUG_LEVEL <text:s text:c="7"/>Debug level </text:p>
      <text:p text:style-name="P3"><text:s text:c="2"/>-c NCLIENTS <text:s text:c="10"/>Number of clients to handle before quitting </text:p>
      <text:p text:style-name="P3"><text:s text:c="2"/>-N TEST_NAME <text:s text:c="9"/>User-specified name of the test </text:p>
      <text:p text:style-name="P3"><text:s text:c="2"/>--user-cn=USER_CN <text:s text:c="4"/>Use specified CN </text:p>
      <text:p text:style-name="P3"><text:s text:c="2"/>--server=SERVER <text:s text:c="6"/>HOST:PORT to fetch the certificate from </text:p>
      <text:p text:style-name="P3"><text:s text:c="2"/>--user-cert=USER_CERT_FILE </text:p>
      <text:p text:style-name="P3"><text:s text:c="24"/>A file with user-supplied certificate </text:p>
      <text:p text:style-name="P3"><text:s text:c="2"/>--user-key=USER_KEY_FILE </text:p>
      <text:p text:style-name="P3"><text:s text:c="24"/>A file with user-supplied key </text:p>
      <text:p text:style-name="P3"><text:s text:c="2"/>--user-ca-cert=USER_CA_CERT_FILE </text:p>
      <text:p text:style-name="P3"><text:s text:c="24"/>A file with a cert for CA, useful for testing </text:p>
      <text:p text:style-name="P3"><text:s text:c="24"/>sslcaudit itself </text:p>
      <text:p text:style-name="P3"><text:s text:c="2"/>--user-ca-key=USER_CA_KEY_FILE </text:p>
      <text:p text:style-name="P3"><text:s text:c="24"/>A file with a key for CA, useful for testing sslcaudit </text:p>
      <text:p text:style-name="P3"><text:s text:c="24"/>itself </text:p>
      <text:p text:style-name="P3"><text:s text:c="2"/>--no-default-cn <text:s text:c="6"/>Do not use default CN (nonexistent.gremwell.com) </text:p>
      <text:p text:style-name="P3"><text:s text:c="2"/>--no-self-signed <text:s text:c="5"/>Don't try self-signed certificates </text:p>
      <text:p text:style-name="P3"><text:s text:c="2"/>--no-user-cert-signed </text:p>
      <text:p text:style-name="P3"><text:s text:c="24"/>Do not sign server certificates with user-supplied one </text:p>
      <text:p text:style-name="P1"/>
      <text:p text:style-name="P1">TO BE IMPLEMENTED</text:p>
      <text:p text:style-name="Preformatted_20_Text"/>
      <text:list xml:id="list1887173617" text:style-name="L7">
        <text:list-item>
          <text:p text:style-name="P15">Save a copy of all keys/certificates using during the test (right now they remain under /tmp)</text:p>
        </text:list-item>
        <text:list-item>
          <text:p text:style-name="P15">Capture relevant packet trace</text:p>
        </text:list-item>
        <text:list-item>
          <text:p text:style-name="P15">Support protocol-level tests</text:p>
        </text:list-item>
        <text:list-item>
          <text:p text:style-name="P15">Is there a need for “SSL Client Rating” scheme?</text:p>
        </text:list-item>
        <text:list-item>
          <text:p text:style-name="P15">Support SSL server-side tests to allow end-to-end analysis of client-server communication</text:p>
        </text:list-item>
        <text:list-item>
          <text:p text:style-name="P15">Optionally run same test test several times, to detect random glitches</text:p>
        </text:list-item>
        <text:list-item>
          <text:p text:style-name="P15">Embedded HTTP server to automate testing of web browsers</text:p>
        </text:list-item>
        <text:list-item>
          <text:p text:style-name="P15">Allow certificate and private key to be specified in a single file</text:p>
        </text:list-item>
        <text:list-item>
          <text:p text:style-name="P15">Support password-protected private keys</text:p>
        </text:list-item>
      </text:list>
      <text:p text:style-name="Preformatted_20_Text"/>
      <text:p text:style-name="P1">REFERENCES</text:p>
      <text:p text:style-name="Preformatted_20_Tex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text:soft-page-break/>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1">CONTACTS</text:p>
      <text:p text:style-name="Preformatted_20_Text"/>
      <text:p text:style-name="Preformatted_20_Text">The tool is written by Alexandre Bezroutchko, <text:a xlink:type="simple" xlink:href="mailto:abb@gremwell.com">abb@gremwell.com</text:a>, <text:a xlink:type="simple" xlink:href="http://www.gremwell.com/">http://www.gremwell.com/</text:a>. Released under GPLv3 term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Lohit Hindi1" svg:font-family="'Lohit Hindi'"/>
    <style:font-face style:name="OpenSymbol" svg:font-family="OpenSymbol"/>
    <style:font-face style:name="Courier 10 Pitch" svg:font-family="'Courier 10 Pitch'" style:font-pitch="fixed"/>
    <style:font-face style:name="Courier 10 Pitch1"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Preformatted_20_Text">
      <style:paragraph-properties fo:margin-left="0in" fo:margin-right="0in" fo:text-indent="0in" style:auto-text-indent="false" fo:padding="0.0201in" fo:border="0.0008in solid #000000" style:shadow="none"/>
      <style:text-properties style:font-name="Courier 10 Pitch1" fo:font-size="7pt" fo:font-weight="normal" style:font-weight-asian="normal" style:font-weight-complex="normal"/>
    </style:style>
    <style:style style:name="Code2" style:family="paragraph" style:parent-style-name="Code">
      <style:paragraph-properties fo:margin-left="0.4925in" fo:margin-right="0in" fo:margin-top="0in" fo:margin-bottom="0in" fo:text-indent="0in" style:auto-text-indent="false"/>
      <style:text-properties style:font-name="Liberation Serif1" fo:font-size="10pt" style:font-name-asian="Liberation Serif1" style:font-size-asian="10pt" style:font-name-complex="Liberation Serif1"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01T18:06:03</dc:date>
    <dc:creator>Alexandre Bezroutchko</dc:creator>
    <meta:generator>LibreOffice/3.3$Unix LibreOffice_project/330m19$Build-401</meta:generator>
    <meta:editing-duration>PT9H6M25S</meta:editing-duration>
    <meta:editing-cycles>39</meta:editing-cycles>
    <meta:document-statistic meta:table-count="2" meta:image-count="0" meta:object-count="0" meta:page-count="5" meta:paragraph-count="189" meta:word-count="1742" meta:character-count="13827"/>
  </office:meta>
</office:document-meta>
</file>